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d03df"/>
    </style:style>
    <style:style style:name="T1" style:family="text">
      <style:text-properties officeooo:rsid="000d03df"/>
    </style:style>
    <style:style style:name="T2" style:family="text">
      <style:text-properties officeooo:rsid="000edc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e Machine Learning field has seen great advancements in many scientific fields and many new algorithms are introduced each year. Linear Regression, with its three varieties, OLS, Ridge and Lasso, serves as the backbone of many advanced Machine Learning algorithms such as Logistic Regression, Neural Networks, etc. Therefore, studying this algorithm, with its simplicity compared to the other algorithms, is essential to build a robust foundation and understanding of the more advanced methods. In this project, we present an explanation of this method with applications on simple generated data and real terrain data, in order to compare the performance of the different varieties and present an analytical assessment of each. This was done with the help of re-sampling techniques, namely bootstrap and cross validation. We found that Ridge regression gave the best performance on the generated data, while OLS was superior on the terrain data. These results suggest that there is no single method that always performs the best in all cases, and that, indeed, each method would be more suitable in specific cases than the other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0-08T09:57:31.780379260</meta:creation-date>
    <dc:date>2020-10-08T10:26:43.711647623</dc:date>
    <meta:editing-duration>PT6M51S</meta:editing-duration>
    <meta:editing-cycles>1</meta:editing-cycles>
    <meta:document-statistic meta:table-count="0" meta:image-count="0" meta:object-count="0" meta:page-count="1" meta:paragraph-count="1" meta:word-count="177" meta:character-count="1132" meta:non-whitespace-character-count="956"/>
    <meta:generator>LibreOffice/6.3.5.2$Linux_X86_64 LibreOffice_project/30$Build-2</meta:generator>
  </office:meta>
</office:document-meta>
</file>